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72431200625101789"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38639031519398193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2372837451557394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08821907973036102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15757924067925450"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756155618756504429"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54860641140897057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290184470950732454"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751330" text:continue-list="list854860641140897057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41722218880881235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5767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5141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756889" text:continue-numbering="true" text:style-name="L9">
        <text:list-item>
          <text:list>
            <text:list-header>
              <text:p text:style-name="P206">Warm down: <text:span text:style-name="T3">0.25 mile jog home</text:span></text:p>
              <text:p text:style-name="P207"/>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754677"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46605"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647807960932552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51474756990036741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54273034065466648"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47731" text:continue-numbering="true" text:style-name="L12">
        <text:list-item>
          <text:list>
            <text:list-header>
              <text:p text:style-name="P211">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77963347839433744" text:style-name="L13">
        <text:list-item>
          <text:list>
            <text:list-header>
              <text:p text:style-name="P200">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18943680274263442"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771482391893517978" text:style-name="L15">
        <text:list-item>
          <text:list>
            <text:list-header>
              <text:p text:style-name="P181">1.5 miles averaging about 9:40/mile and rest 1 min</text:p>
            </text:list-header>
          </text:list>
        </text:list-item>
      </text:list>
      <text:p text:style-name="P24">1 mile in 8:26 and rest 2 min</text:p>
      <text:list xml:id="list8387121456621044641"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618297574949709556" text:style-name="L17">
        <text:list-item>
          <text:list>
            <text:list-header>
              <text:p text:style-name="P183">5.25 miles on roads and bike paths in Oosterwold</text:p>
              <text:p text:style-name="P201">Average pace: 11:08/mile</text:p>
              <text:p text:style-name="P20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70120" text:continue-numbering="true" text:style-name="L17">
        <text:list-item>
          <text:list>
            <text:list-header>
              <text:p text:style-name="P183">5.25 miles on roads and bike paths in Oosterwold</text:p>
              <text:p text:style-name="P201">Average pace: 9:52/mile</text:p>
              <text:p text:style-name="P201">Warm down: 0.25 miles</text:p>
            </text:list-header>
          </text:list>
        </text:list-item>
      </text:list>
      <text:p text:style-name="P10"/>
      <text:p text:style-name="P24">Tues May 17, 2022 no running</text:p>
      <text:list xml:id="list672309489479714793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728688352184080694"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429374989261395965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741709" text:continue-list="list7728688352184080694" text:style-name="L19">
        <text:list-item>
          <text:list>
            <text:list-header>
              <text:p text:style-name="P185">(Pace*HR)=1240</text:p>
            </text:list-header>
          </text:list>
        </text:list-item>
      </text:list>
      <text:list xml:id="list34741492" text:continue-list="list6723094894797147934" text:style-name="L18">
        <text:list-item>
          <text:list>
            <text:list-header>
              <text:p text:style-name="P184">2 miles at 10:46/mile Ave HR= 121 bpm and rest a few minutes</text:p>
            </text:list-header>
          </text:list>
        </text:list-item>
      </text:list>
      <text:list xml:id="list34758918" text:continue-list="list34741709"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4768812"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68724443458994358"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374322850739863619"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81240743279834843" text:style-name="L23">
        <text:list-item>
          <text:list>
            <text:list-header>
              <text:p text:style-name="P202">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986635770910493841" text:style-name="L24">
        <text:list-item>
          <text:p text:style-name="P210">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126927876647397625"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24271464328370548"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4755833" text:continue-numbering="true" text:style-name="L26">
        <text:list-item>
          <text:list>
            <text:list-header>
              <text:p text:style-name="P189">0.1 mile lead in to a 4 mile run</text:p>
              <text:p text:style-name="P203">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41498"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332844226162486641"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349294438152457576"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260940770272000199"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601596288438501313"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586209026113635004"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353408092724693467" text:style-name="L32">
        <text:list-item>
          <text:list>
            <text:list-header>
              <text:p text:style-name="P195">0.25 miles in 2:54</text:p>
              <text:p text:style-name="P195">1 mile in 9:21 going faster as I ran and ending at around 8:30 pace</text:p>
            </text:list-header>
          </text:list>
        </text:list-item>
      </text:list>
      <text:list xml:id="list789949349424715499"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71274251803457593"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448397400538527042"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969403032760655412"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025683927302070024" text:style-name="L37">
        <text:list-item>
          <text:list>
            <text:list-header>
              <text:p text:style-name="P20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4T14:49:18.60</dc:date>
    <dc:creator>James Lombardi</dc:creator>
    <meta:editing-duration>P27DT5H47M21S</meta:editing-duration>
    <meta:editing-cycles>2021</meta:editing-cycles>
    <meta:generator>OpenOffice/4.1.2$Win32 OpenOffice.org_project/412m3$Build-9782</meta:generator>
    <meta:document-statistic meta:table-count="0" meta:image-count="9" meta:object-count="0" meta:page-count="200" meta:paragraph-count="5820" meta:word-count="62996" meta:character-count="322867"/>
  </office:meta>
</office:document-meta>
</file>